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95fdc" officeooo:paragraph-rsid="00195fdc"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95fdc" officeooo:paragraph-rsid="00195fd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195fdc" officeooo:paragraph-rsid="00195fdc"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lean</text:p>
      <text:p text:style-name="P2">In computer science, a boolean or bool is a data type with two possible values: true or false. It is named after the English mathematician and logician George Boole, whose algebraic and logical systems are used in all modern digital computers.</text:p>
      <text:p text:style-name="P2"/>
      <text:p text:style-name="P3">Boolean operator examples</text:p>
      <text:p text:style-name="P2"/>
      <text:p text:style-name="P2">A boolean operator, or logical operator, consists of operators such as AND, OR, NOT, NOR, NAND, and XOR. These operators are used with conditional statements in programming, search engines, algorithms, and formulas.</text:p>
      <text:p text:style-name="P2"/>
      <text:p text:style-name="P3">What is a booean data type?</text:p>
      <text:p text:style-name="P3"/>
      <text:p text:style-name="P2">In computer science, a boolean data type is any data type of true or false value, yes or no value, or on or off (1 or 0) value. By default, the boolean data type is set to false. In some programming languages, such as Perl, there is no special boolean data type. However, when using if it returns as either true or false.</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6T22:45:53.908685781</meta:creation-date>
    <dc:date>2021-07-06T22:57:15.275148445</dc:date>
    <meta:editing-duration>PT1S</meta:editing-duration>
    <meta:editing-cycles>1</meta:editing-cycles>
    <meta:document-statistic meta:table-count="0" meta:image-count="0" meta:object-count="0" meta:page-count="1" meta:paragraph-count="6" meta:word-count="146" meta:character-count="838" meta:non-whitespace-character-count="698"/>
    <meta:generator>LibreOffice/6.4.7.2$Linux_X86_64 LibreOffice_project/40$Build-2</meta:generator>
  </office:meta>
</office:document-meta>
</file>